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7000001FD410F215092D702DC.png" manifest:media-type="image/png"/>
  <manifest:file-entry manifest:full-path="Pictures/100000010000025E000002DEC2F473A96BDCC8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3.014cm" svg:y="11.056cm" svg:width="11.446cm" svg:height="13.864cm" draw:z-index="0"><draw:image xlink:href="Pictures/100000010000025E000002DEC2F473A96BDCC85F.png" xlink:type="simple" xlink:show="embed" xlink:actuate="onLoad" draw:mime-type="image/png"/></draw:frame><draw:frame draw:style-name="fr1" draw:name="Imagen2" text:anchor-type="char" svg:width="13.931cm" svg:height="11.238cm" draw:z-index="1"><draw:image xlink:href="Pictures/1000000100000277000001FD410F215092D702D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2" meta:object-count="0" meta:page-count="1" meta:paragraph-count="0" meta:word-count="0" meta:character-count="0" meta:non-whitespace-character-count="0"/>
  </office:meta>
</office:document-meta>
</file>